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a1bb" officeooo:paragraph-rsid="0000d2bb"/>
    </style:style>
    <style:style style:name="P2" style:family="paragraph" style:parent-style-name="Standard">
      <style:text-properties officeooo:paragraph-rsid="0000d2bb"/>
    </style:style>
    <style:style style:name="P3" style:family="paragraph" style:parent-style-name="Standard">
      <style:text-properties officeooo:rsid="0000d2bb" officeooo:paragraph-rsid="0000d2bb"/>
    </style:style>
    <style:style style:name="P4" style:family="paragraph" style:parent-style-name="Standard">
      <style:text-properties officeooo:rsid="0000d2bb" officeooo:paragraph-rsid="00020bc8"/>
    </style:style>
    <style:style style:name="P5" style:family="paragraph" style:parent-style-name="Standard">
      <style:text-properties officeooo:rsid="0004a1bb" officeooo:paragraph-rsid="0000d2bb"/>
    </style:style>
    <style:style style:name="P6" style:family="paragraph" style:parent-style-name="Standard" style:list-style-name="L1">
      <style:text-properties officeooo:rsid="0000d2bb" officeooo:paragraph-rsid="0000d2bb"/>
    </style:style>
    <style:style style:name="P7" style:family="paragraph" style:parent-style-name="Standard">
      <style:text-properties officeooo:rsid="0000d2bb" officeooo:paragraph-rsid="00020bc8"/>
    </style:style>
    <style:style style:name="P8" style:family="paragraph" style:parent-style-name="Standard" style:list-style-name="L1">
      <style:text-properties officeooo:rsid="0005402c" officeooo:paragraph-rsid="0005402c"/>
    </style:style>
    <style:style style:name="P9" style:family="paragraph" style:parent-style-name="Standard">
      <style:text-properties officeooo:paragraph-rsid="00020bc8"/>
    </style:style>
    <style:style style:name="T1" style:family="text">
      <style:text-properties officeooo:rsid="00111ee5"/>
    </style:style>
    <style:style style:name="T2" style:family="text">
      <style:text-properties officeooo:rsid="0000d2bb"/>
    </style:style>
    <style:style style:name="T3" style:family="text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officeooo:rsid="0006e3a6" style:text-blinking="false" style:font-size-asian="12pt" style:font-size-complex="12pt" loext:padding="0cm" loext:border="none"/>
    </style:style>
    <style:style style:name="T4" style:family="text">
      <style:text-properties officeooo:rsid="0005402c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uno: Murilo de Jesus Santos Silva</text:p>
      <text:p text:style-name="P1">Disciplina: Física II – Laboratório</text:p>
      <text:p text:style-name="P1">Professora: Maria L<text:span text:style-name="T1">úcia</text:span> Grillo Perez Baptista</text:p>
      <text:p text:style-name="P1">Experimento <text:span text:style-name="T4">4</text:span>: <text:span text:style-name="T4">Medidas Elétricas</text:span></text:p>
      <text:p text:style-name="P2"/>
      <text:p text:style-name="P3">Objetivo: <text:span text:style-name="T4">Medir as tensões da fonte em corrente elétrica contínua e em corrente alternada (variando o seletor de 1 a 10)</text:span></text:p>
      <text:p text:style-name="P3"/>
      <text:p text:style-name="P3">Material:</text:p>
      <text:list xml:id="list3092596929" text:style-name="L1">
        <text:list-item>
          <text:p text:style-name="P6">1 fonte <text:span text:style-name="T4">0-20 V CA/CC</text:span></text:p>
        </text:list-item>
        <text:list-item>
          <text:p text:style-name="P8">1 multímetro</text:p>
          <text:p text:style-name="P6"/>
        </text:list-item>
      </text:list>
      <text:p text:style-name="P4"/>
      <text:p text:style-name="P4">Procedimento:</text:p>
      <text:p text:style-name="P4"/>
      <text:p text:style-name="P9"><text:span text:style-name="T2"><text:tab/></text:span><text:span text:style-name="T3">Montou-se o circuito com um multímetro na fonte através de fios banana e ligou-se a fonte de corrente contínua de 200V com intuito de se verificar as correntes contínuas e alternadas em 10 intervalos.</text:span></text:p>
      <text:p text:style-name="P9"><text:span text:style-name="T3"/></text:p>
      <text:p text:style-name="P9"><text:span text:style-name="T3"/></text:p>
      <text:p text:style-name="P9"><draw:frame draw:style-name="fr2" draw:name="Objeto2" text:anchor-type="paragraph" svg:width="6.775cm" svg:height="5.821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3"/></text:p>
      <text:p text:style-name="P9"><text:span text:style-name="T3"/></text:p>
      <text:p text:style-name="P9"><text:span text:style-name="T3"/></text:p>
      <text:p text:style-name="P9"><draw:frame draw:style-name="fr1" draw:name="Objeto1" text:anchor-type="paragraph" svg:x="0.785cm" svg:y="4.763cm" svg:width="14.321cm" svg:height="8.056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6:32:03.949000000</meta:creation-date>
    <dc:date>2018-06-06T11:10:31.579000000</dc:date>
    <meta:editing-duration>PT13M22S</meta:editing-duration>
    <meta:editing-cycles>3</meta:editing-cycles>
    <meta:generator>LibreOffice/5.4.3.2$Windows_X86_64 LibreOffice_project/92a7159f7e4af62137622921e809f8546db437e5</meta:generator>
    <meta:document-statistic meta:table-count="0" meta:image-count="0" meta:object-count="2" meta:page-count="1" meta:paragraph-count="11" meta:word-count="87" meta:character-count="525" meta:non-whitespace-character-count="44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32cm" svg:height="8.055cm" xlink:href="." xlink:type="simple" chart:class="chart:scatter" chart:style-name="ch1">
        <chart:legend chart:legend-position="end" svg:x="11.045cm" svg:y="3.479cm" style:legend-expansion="high" chart:style-name="ch2"/>
        <chart:plot-area chart:style-name="ch3" chart:data-source-has-labels="both" svg:x="0.286cm" svg:y="0.161cm" svg:width="10.473cm" svg:height="7.733cm">
          <chartooo:coordinate-region svg:x="0.907cm" svg:y="0.36cm" svg:width="9.665cm" svg:height="6.887cm"/>
          <chart:axis chart:dimension="x" chart:name="primary-x" chart:style-name="ch4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7" chart:values-cell-range-address="local-table.$D$2:.$D$11" chart:label-cell-address="local-table.$D$1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VCContínua</text:p>
              </table:table-cell>
              <table:table-cell office:value-type="string">
                <text:p>VCAlternad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6">
                <text:p>2.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.3">
                <text:p>11.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4.3">
                <text:p>14.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7.3">
                <text:p>17.3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0.3">
                <text:p>20.3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3.3">
                <text:p>23.3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20.6">
                <text:p>20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26" table:default-cell-style-name="Default"/>
        <table:table-row table:style-name="ro1">
          <table:table-cell table:number-columns-repeated="24"/>
          <table:table-cell office:value-type="string" calcext:value-type="string">
            <text:p>VCContínua</text:p>
          </table:table-cell>
          <table:table-cell office:value-type="string" calcext:value-type="string">
            <text:p>VCAlternada</text:p>
          </table:table-cell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,6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,5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table:number-columns-repeated="23"/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,5</text:p>
          </table:table-cell>
          <table:table-cell office:value-type="float" office:value="5.8" calcext:value-type="float">
            <text:p>5,8</text:p>
          </table:table-cell>
        </table:table-row>
        <table:table-row table:style-name="ro1">
          <table:table-cell table:number-columns-repeated="23"/>
          <table:table-cell office:value-type="float" office:value="4" calcext:value-type="float">
            <text:p>4</text:p>
          </table:table-cell>
          <table:table-cell office:value-type="float" office:value="11.3" calcext:value-type="float">
            <text:p>11,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14.3" calcext:value-type="float">
            <text:p>14,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17.3" calcext:value-type="float">
            <text:p>17,3</text:p>
          </table:table-cell>
          <table:table-cell office:value-type="float" office:value="12.1" calcext:value-type="float">
            <text:p>12,1</text:p>
          </table:table-cell>
        </table:table-row>
        <table:table-row table:style-name="ro1"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0.3" calcext:value-type="float">
            <text:p>20,3</text:p>
          </table:table-cell>
          <table:table-cell office:value-type="float" office:value="14.2" calcext:value-type="float">
            <text:p>14,2</text:p>
          </table:table-cell>
        </table:table-row>
        <table:table-row table:style-name="ro1">
          <table:table-cell table:number-columns-repeated="23"/>
          <table:table-cell office:value-type="float" office:value="8" calcext:value-type="float">
            <text:p>8</text:p>
          </table:table-cell>
          <table:table-cell office:value-type="float" office:value="23.3" calcext:value-type="float">
            <text:p>23,3</text:p>
          </table:table-cell>
          <table:table-cell office:value-type="float" office:value="15.2" calcext:value-type="float">
            <text:p>15,2</text:p>
          </table:table-cell>
        </table:table-row>
        <table:table-row table:style-name="ro1">
          <table:table-cell table:number-columns-repeated="2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9.3" calcext:value-type="float">
            <text:p>19,3</text:p>
          </table:table-cell>
        </table:table-row>
        <table:table-row table:style-name="ro1"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20.6" calcext:value-type="float">
            <text:p>20,6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6">00/00/0000</text:date>, <text:time style:data-style-name="N2" text:time-value="11:10:24.48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